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80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0pt"/>
    </style:style>
    <style:style style:name="co4" style:family="table-column">
      <style:table-column-properties fo:break-before="auto" style:column-width="25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157">
      <style:table-cell-properties fo:background-color="#f6f9d4" style:cell-protect="protected" style:print-content="true" style:rotation-align="none"/>
    </style:style>
    <style:style style:name="ce21" style:family="table-cell" style:parent-style-name="Default">
      <style:table-cell-properties fo:background-color="#f6f9d4" style:cell-protect="protected" style:print-content="true" style:rotation-align="none"/>
    </style:style>
    <style:style style:name="ce22" style:family="table-cell" style:parent-style-name="Default">
      <style:table-cell-properties style:cell-protect="none" style:print-content="true" style:rotation-align="none"/>
    </style:style>
    <style:style style:name="ce23" style:family="table-cell" style:parent-style-name="Default">
      <style:table-cell-properties fo:background-color="#f6f9d4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f6f9d4" style:rotation-align="none"/>
    </style:style>
    <style:style style:name="ce27" style:family="table-cell" style:parent-style-name="Default" style:data-style-name="N10134">
      <style:table-cell-properties fo:background-color="#f6f9d4" style:rotation-align="none"/>
    </style:style>
    <style:style style:name="ce28" style:family="table-cell" style:parent-style-name="Default" style:data-style-name="N10133">
      <style:table-cell-properties fo:background-color="#f6f9d4" style:rotation-align="none"/>
    </style:style>
    <style:style style:name="ce3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128">
      <style:table-cell-properties style:rotation-align="none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9" style:family="table-cell" style:parent-style-name="Default">
      <style:table-cell-properties fo:background-color="#f6f9d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re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7" table:default-cell-style-name="Default"/>
        <table:table-row table:style-name="ro1">
          <table:table-cell table:style-name="ce18"/>
          <table:table-cell table:style-name="ce19"/>
          <table:table-cell table:style-name="ce31"/>
          <table:table-cell table:style-name="ce22"/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Submission date:</text:p>
          </table:table-cell>
          <table:table-cell table:style-name="ce19"/>
          <table:table-cell table:style-name="ce31"/>
          <table:table-cell table:style-name="ce22" office:value-type="string" calcext:value-type="string">
            <text:p>Fill this date in when you submit the file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Revision number:</text:p>
          </table:table-cell>
          <table:table-cell table:style-name="ce19"/>
          <table:table-cell table:style-name="ce21"/>
          <table:table-cell table:style-name="ce22" office:value-type="string" calcext:value-type="string">
            <text:p>Use this field in whatever way you like to track work on this file (or leave it blank)</text:p>
          </table:table-cell>
          <table:table-cell table:style-name="ce19"/>
          <table:table-cell table:number-columns-repeated="4"/>
        </table:table-row>
        <table:table-row table:style-name="ro1">
          <table:table-cell table:style-name="ce19" table:number-columns-repeated="3"/>
          <table:table-cell table:style-name="ce22"/>
          <table: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In column C, put your name on the next row, your email address on the following row, and “Yes” (giving permission to cite name) or “No” on the row after that.</text:p>
          </table:table-cell>
          <table:table-cell table:style-name="ce19" table:number-columns-repeated="2"/>
          <table:table-cell table:style-name="ce22"/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Name(s) of contributor(s):</text:p>
          </table:table-cell>
          <table:table-cell table:style-name="ce19"/>
          <table:table-cell table:style-name="ce21"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Email address(es) of contributor(s):</text:p>
          </table:table-cell>
          <table:table-cell table:style-name="ce19"/>
          <table:table-cell table:style-name="ce21" table:number-columns-repeated="3"/>
          <table:table-cell table:number-columns-repeated="4"/>
        </table:table-row>
        <table:table-row table:style-name="ro1">
          <table:table-cell table:style-name="ce18" office:value-type="string" calcext:value-type="string">
            <text:p>Permission to cite contributor(s):</text:p>
          </table:table-cell>
          <table:table-cell table:style-name="ce19"/>
          <table:table-cell table:style-name="ce21" table:number-columns-repeated="3"/>
          <table:table-cell table:number-columns-repeated="4"/>
        </table:table-row>
        <table:table-row table:style-name="ro1">
          <table:table-cell table:style-name="ce19" office:value-type="string" calcext:value-type="string">
            <text:p>Use column D and following for additional contributors.</text:p>
          </table:table-cell>
          <table:table-cell table:style-name="ce19" table:number-columns-repeated="2"/>
          <table:table-cell table:style-name="ce22"/>
          <table:table-cell table:style-name="ce19"/>
          <table:table-cell table:number-columns-repeated="4"/>
        </table:table-row>
        <table:table-row table:style-name="ro1">
          <table:table-cell table:style-name="ce19" table:number-columns-repeated="3"/>
          <table:table-cell table:style-name="ce22"/>
          <table: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In column D, enter the 3-letter Ethnologue (ISO 639-3) code, unless there’s 2-letter code for this language.</text:p>
          </table:table-cell>
          <table:table-cell table:style-name="ce19" table:number-columns-repeated="2"/>
          <table:table-cell table:style-name="ce22"/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Language code</text:p>
          </table:table-cell>
          <table:table-cell table:style-name="ce19" office:value-type="string" calcext:value-type="string">
            <text:p>identity/language[@type]</text:p>
          </table:table-cell>
          <table:table-cell/>
          <table:table-cell table:style-name="ce21"/>
          <table: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In column D, enter the 4-letter script code: Latn, Arab, Deva, etc.</text:p>
          </table:table-cell>
          <table:table-cell table:style-name="ce19"/>
          <table:table-cell/>
          <table:table-cell table:style-name="ce19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Script code</text:p>
          </table:table-cell>
          <table:table-cell table:style-name="ce19" office:value-type="string" calcext:value-type="string">
            <text:p>identity/script[@type]</text:p>
          </table:table-cell>
          <table:table-cell/>
          <table:table-cell table:style-name="ce21"/>
          <table: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In column D, enter the Region code (often the two-letter country code).</text:p>
          </table:table-cell>
          <table:table-cell table:style-name="ce19"/>
          <table:table-cell/>
          <table:table-cell table:style-name="ce19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Region code</text:p>
          </table:table-cell>
          <table:table-cell table:style-name="ce19" office:value-type="string" calcext:value-type="string">
            <text:p>identity/territory[@type]</text:p>
          </table:table-cell>
          <table:table-cell/>
          <table:table-cell table:style-name="ce21"/>
          <table: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In column D, enter the name of the language in the language (and script) specified above.</text:p>
          </table:table-cell>
          <table:table-cell table:style-name="ce19"/>
          <table:table-cell/>
          <table:table-cell table:style-name="ce19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Name of language</text:p>
          </table:table-cell>
          <table:table-cell table:style-name="ce19" table:formula="of:=CONCATENATE(&quot;localeDisplayNames/languages/language[@type=&quot;&quot;&quot;;[.D12];&quot;&quot;&quot;]&quot;)" office:value-type="string" office:string-value="localeDisplayNames/languages/language[@type=&quot;&quot;]" calcext:value-type="string">
            <text:p>localeDisplayNames/languages/language[@type=""]</text:p>
          </table:table-cell>
          <table:table-cell/>
          <table:table-cell table:style-name="ce21"/>
          <table:table-cell table:style-name="ce19"/>
          <table:table-cell table:number-columns-repeated="4"/>
        </table:table-row>
        <table:table-row table:style-name="ro1">
          <table:table-cell table:style-name="ce19" office:value-type="string" calcext:value-type="string">
            <text:p>In column D, enter the name of the language used in English (using Latin script)</text:p>
          </table:table-cell>
          <table:table-cell table:style-name="ce19"/>
          <table:table-cell/>
          <table:table-cell table:style-name="ce19" table:number-columns-repeated="2"/>
          <table:table-cell table:number-columns-repeated="4"/>
        </table:table-row>
        <table:table-row table:style-name="ro1">
          <table:table-cell table:style-name="ce18" office:value-type="string" calcext:value-type="string">
            <text:p>Name of language in English</text:p>
          </table:table-cell>
          <table:table-cell table:style-name="ce19" office:value-type="string" calcext:value-type="string">
            <text:p>localeDisplayNames/special/sil:names/sil:name[@lang="en"]</text:p>
          </table:table-cell>
          <table:table-cell/>
          <table:table-cell table:style-name="ce21"/>
          <table:table-cell table:style-name="ce19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emplar character lis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main character list is the minimum set of characters (other than punctuation) required for writing with a given writing system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auxiliary character list contains characters which are only used for writing loan words, such as foreign or technical word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characters in the main list should be included in the auxiliary li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re a writing system employs both upper and lower case characters, only the lower case characters should be included in these two character list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index character list contains the 'shortcut' letters for jumping to sections of a sorted, indexed list (such as a telephone directory)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re a writing system employs both upper and lower case characters, generally the upper case characters are used for the index character li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unctuation character list is the set of punctuation characters customarily used with this writing system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Math symbols such as + or = should not be included.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quences of characters which act like a single letter in the language should be included within braces, for example: {cs} 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the main and auxiliary lists, this is only necessary if the individual characters are not already included in the exemplar li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the index list, you may need to include sequences of characters in braces to specify the correct ord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glish, for example, doesn't need {th} because t and h are already in the exemplar lis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Where combining marks are used generatively and apply to a large number of base characters (as in Indic scripts)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ch combining mark should be included as a separate charac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re a combining mark is only used with relatively few base characters (for example tone marks only applied to vowels)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ach combination should be listed as a separate character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herever a given combination is not a precomposed character within Unicode (i.e. it does not have a single codepoint)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t should be included within braces. For example, é (U+00E9) does not require braces, but ɛ acute (U+025B U+0301) do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f in doubt, enclose the character in brace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ach exemplar character list should be enclosed within square bracket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st each character individually, in alphabetic order, avoiding ranges. Commas should not be inserted between character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s is correct: [a b c {cs} d e g j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se are incorrect: [a,b,c,cs,d,e,g,j] and [a-c cs d e g j]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t is possible to use explicit Unicode codepoints. These are entered using \u followed by the Unicode Scalar Value (usv)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example, é has the usv U+00E9, and \u00E9 can be used to enter it in a character list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8" office:value-type="string" calcext:value-type="string">
            <text:p>main exemplar</text:p>
          </table:table-cell>
          <table:table-cell table:style-name="ce19" office:value-type="string" calcext:value-type="string">
            <text:p>characters/exemplarCharacters</text:p>
          </table:table-cell>
          <table:table-cell table:style-name="ce19" office:value-type="string" calcext:value-type="string">
            <text:p>main</text:p>
          </table:table-cell>
          <table:table-cell table:style-name="ce23"/>
          <table:table-cell table:style-name="ce19"/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table1d(characters/exemplarCharacters[@type="$row"])</text:p>
          </table:table-cell>
          <table:table-cell table:number-columns-repeated="2"/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auxiliary exemplar</text:p>
          </table:table-cell>
          <table:table-cell table:number-columns-repeated="2" table:style-name="ce19" office:value-type="string" calcext:value-type="string">
            <text:p>auxiliary</text:p>
          </table:table-cell>
          <table:table-cell table:style-name="ce23"/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index exemplar</text:p>
          </table:table-cell>
          <table:table-cell table:number-columns-repeated="2" table:style-name="ce19" office:value-type="string" calcext:value-type="string">
            <text:p>index</text:p>
          </table:table-cell>
          <table:table-cell table:style-name="ce23"/>
          <table:table-cell table:style-name="ce19"/>
          <table:table-cell table:number-columns-repeated="4"/>
        </table:table-row>
        <table:table-row table:style-name="ro1">
          <table:table-cell table:style-name="ce18" office:value-type="string" calcext:value-type="string">
            <text:p>punctuation exemplar</text:p>
          </table:table-cell>
          <table:table-cell table:number-columns-repeated="2" table:style-name="ce19" office:value-type="string" calcext:value-type="string">
            <text:p>punctuation</text:p>
          </table:table-cell>
          <table:table-cell table:style-name="ce23"/>
          <table:table-cell table:style-name="ce19"/>
          <table:table-cell table:number-columns-repeated="4"/>
        </table:table-row>
      </table:table>
      <table:table table:name="Posix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7" table:default-cell-style-name="Default"/>
        <table:table-row table:style-name="ro1">
          <table:table-cell table:style-name="ce19" table:number-columns-repeated="7"/>
          <table:table-cell table:number-columns-repeated="2"/>
        </table:table-row>
        <table:table-row table:style-name="ro1">
          <table:table-cell table:style-name="ce19" office:value-type="string" calcext:value-type="string">
            <text:p>For the "wide" column, enter the full name. For the "abbreviated" column, enter a shorter name that could be used when space is limited.</text:p>
          </table:table-cell>
          <table:table-cell table:style-name="ce19" table:number-columns-repeated="6"/>
          <table:table-cell table:number-columns-repeated="2"/>
        </table:table-row>
        <table:table-row table:style-name="ro1">
          <table:table-cell table:style-name="ce19" table:number-columns-repeated="7"/>
          <table:table-cell table:number-columns-repeated="2"/>
        </table:table-row>
        <table:table-row table:style-name="ro1">
          <table:table-cell table:style-name="ce18" office:value-type="string" calcext:value-type="string">
            <text:p>Days of the week</text:p>
          </table:table-cell>
          <table:table-cell table:style-name="ce19" office:value-type="string" calcext:value-type="string">
            <text:p>table2d(dates/calendars/calendar[@type="gregorian"]/days/dayContext[@type="format"]/dayWidth[@type="$col"]/day[@type="$row"])</text:p>
          </table:table-cell>
          <table:table-cell table:style-name="ce19" office:value-type="string" calcext:value-type="string">
            <text:p>Day</text:p>
          </table:table-cell>
          <table:table-cell table:style-name="ce19" office:value-type="string" calcext:value-type="string">
            <text:p>wide</text:p>
          </table:table-cell>
          <table:table-cell table:style-name="ce19" office:value-type="string" calcext:value-type="string">
            <text:p>abbreviated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sun</text:p>
          </table:table-cell>
          <table:table-cell table:style-name="ce19" office:value-type="string" calcext:value-type="string">
            <text:p>Sun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mon</text:p>
          </table:table-cell>
          <table:table-cell table:style-name="ce19" office:value-type="string" calcext:value-type="string">
            <text:p>Mon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tue</text:p>
          </table:table-cell>
          <table:table-cell table:style-name="ce19" office:value-type="string" calcext:value-type="string">
            <text:p>Tues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wed</text:p>
          </table:table-cell>
          <table:table-cell table:style-name="ce19" office:value-type="string" calcext:value-type="string">
            <text:p>Wednes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thu</text:p>
          </table:table-cell>
          <table:table-cell table:style-name="ce19" office:value-type="string" calcext:value-type="string">
            <text:p>Thurs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fri</text:p>
          </table:table-cell>
          <table:table-cell table:style-name="ce19" office:value-type="string" calcext:value-type="string">
            <text:p>Fri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string" calcext:value-type="string">
            <text:p>sat</text:p>
          </table:table-cell>
          <table:table-cell table:style-name="ce19" office:value-type="string" calcext:value-type="string">
            <text:p>Saturday</text:p>
          </table:table-cell>
          <table:table-cell table:style-name="ce23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 table:number-columns-repeated="3"/>
          <table:table-cell table:style-name="ce22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 table:style-name="ce18" office:value-type="string" calcext:value-type="string">
            <text:p>Months of the year</text:p>
          </table:table-cell>
          <table:table-cell table:style-name="ce19" office:value-type="string" calcext:value-type="string">
            <text:p>table2d(dates/calendars/calendar[@type="gregorian"]/months/monthContext[@type="format"]/monthWidth[@type="$col"]/month[@type="$row"])</text:p>
          </table:table-cell>
          <table:table-cell table:style-name="ce19" office:value-type="string" calcext:value-type="string">
            <text:p>Month</text:p>
          </table:table-cell>
          <table:table-cell table:style-name="ce19" office:value-type="string" calcext:value-type="string">
            <text:p>wide</text:p>
          </table:table-cell>
          <table:table-cell table:style-name="ce19" office:value-type="string" calcext:value-type="string">
            <text:p>abbreviated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January</text:p>
          </table:table-cell>
          <table:table-cell table:style-name="ce21" table:number-columns-repeated="2"/>
          <table:table-cell table:style-name="ce19" table:number-columns-repeated="2"/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ne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ctober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ecember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or the next two sections, the needed entry is a pattern for how dates and times are writte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"full" entry is a complete specification of the date or time. The "long" entry is shorter, the "medium" entry shorter still, and the "short" entry the shortes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amples of dates, followed by corresponding cod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: "Thursday, September 5, 2019", long: "September 5, 2019", medium: "Sep 5, 2019", short: "09/05/19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: "EEEE, MMMM d, yyyy", long: MMMM d, yyyy", medium: "MMM d, yyyy", short: "MM/dd/yy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: "Thursday 5 September 2019", long: "5 September 2019", medium: "05 Sep 2019", short: "05/09/19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: "EEEE, d MMMM yyyy", long: "d MMMM yyyy", medium: "dd MMM yyyy", short: "dd/MM/yy"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yyyy for "2019", yy for "19"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nth</text:p>
          </table:table-cell>
          <table:table-cell office:value-type="string" calcext:value-type="string">
            <text:p>MMMM for "September", MMM for "Sep", MM for "09", M for "9"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office:value-type="string" calcext:value-type="string">
            <text:p>dd for "05, d for "5"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y of week</text:p>
          </table:table-cell>
          <table:table-cell office:value-type="string" calcext:value-type="string">
            <text:p>EEEE for "Thursday", EEE for "Thu"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mples of times, followed by corresponding code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: "09:04:03 PM Eastern Standard Time", long: "09:04:03 PM EST", medium: "09:04:03 PM", short: "09:04 PM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ll: "hh:mm:ss a zzzz", long: "hh:mm:ss a zzz", medium: "hh:mm:ss a", short: "hh:mm a"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12-hour time format, use "a" and "h" (or "hh" to include leading zero).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24-hour time format, omit "a" and use "H" (or "HH" to include leading zero).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our</text:p>
          </table:table-cell>
          <table:table-cell office:value-type="string" calcext:value-type="string">
            <text:p>hh for "09", h for "9" (range 1-12); HH for "00" (range 00-23), H for "0" (range 0-23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nute</text:p>
          </table:table-cell>
          <table:table-cell office:value-type="string" calcext:value-type="string">
            <text:p>mm for "04", m for "4"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econd</text:p>
          </table:table-cell>
          <table:table-cell office:value-type="string" calcext:value-type="string">
            <text:p>ss for "03", s for "3"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m/pm marker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me zone</text:p>
          </table:table-cell>
          <table:table-cell office:value-type="string" calcext:value-type="string">
            <text:p>zzzz for "Eastern Standard Time", zzz for "EST"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erence: "Date Field Symbol Table" section of http://userguide.icu-project.org/formatparse/datetime for additional possibilities and more detail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4" office:value-type="string" calcext:value-type="string">
            <text:p>Date Formats</text:p>
          </table:table-cell>
          <table:table-cell table:style-name="ce25" office:value-type="string" calcext:value-type="string">
            <text:p>table1d(dates/calendars/calendar[@type="gregorian"]/dateFormats/dateFormatLength[@type="$row"]/dateFormat/pattern)</text:p>
          </table:table-cell>
          <table:table-cell table:style-name="ce25"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ull</text:p>
          </table:table-cell>
          <table:table-cell table:style-name="ce26"/>
          <table:table-cell/>
          <table:table-cell table:style-name="ce34"/>
          <table:table-cell/>
          <table:table-cell table:style-name="ce25"/>
          <table:table-cell/>
        </table:table-row>
        <table:table-row table:style-name="ro1">
          <table:table-cell/>
          <table:table-cell table:number-columns-repeated="2" office:value-type="string" calcext:value-type="string">
            <text:p>long</text:p>
          </table:table-cell>
          <table:table-cell table:style-name="ce26"/>
          <table:table-cell/>
          <table:table-cell table:style-name="ce34"/>
          <table:table-cell/>
          <table:table-cell table:style-name="ce25"/>
          <table:table-cell/>
        </table:table-row>
        <table:table-row table:style-name="ro1">
          <table:table-cell/>
          <table:table-cell table:number-columns-repeated="2" office:value-type="string" calcext:value-type="string">
            <text:p>medium</text:p>
          </table:table-cell>
          <table:table-cell table:style-name="ce26"/>
          <table:table-cell/>
          <table:table-cell table:style-name="ce34"/>
          <table:table-cell/>
          <table:table-cell table:style-name="ce25"/>
          <table:table-cell/>
        </table:table-row>
        <table:table-row table:style-name="ro1">
          <table:table-cell/>
          <table:table-cell table:number-columns-repeated="2" office:value-type="string" calcext:value-type="string">
            <text:p>short</text:p>
          </table:table-cell>
          <table:table-cell table:style-name="ce26"/>
          <table:table-cell/>
          <table:table-cell table:style-name="ce34"/>
          <table:table-cell/>
          <table:table-cell table:style-name="ce25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52" office:value-type="string" calcext:value-type="string">
            <text:p>Time Formats</text:p>
          </table:table-cell>
          <table:table-cell office:value-type="string" calcext:value-type="string">
            <text:p>table1d(dates/calendars/calendar[@type="gregorian"]/timeFormats/timeFormatLength[@type="$row"]/timeFormat/pattern)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ull</text:p>
          </table:table-cell>
          <table:table-cell table:style-name="ce26"/>
          <table:table-cell/>
          <table:table-cell table:style-name="ce25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ong</text:p>
          </table:table-cell>
          <table:table-cell table:style-name="ce26"/>
          <table:table-cell table:style-name="ce33"/>
          <table:table-cell table:style-name="ce25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edium</text:p>
          </table:table-cell>
          <table:table-cell table:style-name="ce27"/>
          <table:table-cell/>
          <table:table-cell table:style-name="ce25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hort</text:p>
          </table:table-cell>
          <table:table-cell table:style-name="ce28"/>
          <table:table-cell/>
          <table:table-cell table:style-name="ce25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umber symbols:</text:p>
          </table:table-cell>
          <table:table-cell table:number-columns-repeated="8"/>
        </table:table-row>
        <table:table-row table:style-name="ro1">
          <table:table-cell table:style-name="ce24" office:value-type="string" calcext:value-type="string">
            <text:p>Decimal separator</text:p>
          </table:table-cell>
          <table:table-cell office:value-type="string" calcext:value-type="string">
            <text:p>numbers/symbols[@numberSystem="latn"]/decimal</text:p>
          </table:table-cell>
          <table:table-cell/>
          <table:table-cell table:style-name="ce26"/>
          <table:table-cell table:number-columns-repeated="5"/>
        </table:table-row>
        <table:table-row table:style-name="ro1">
          <table:table-cell table:style-name="ce24" office:value-type="string" calcext:value-type="string">
            <text:p>Thousand separator</text:p>
          </table:table-cell>
          <table:table-cell office:value-type="string" calcext:value-type="string">
            <text:p>numbers/symbols[@numberSystem="latn"]/group</text:p>
          </table:table-cell>
          <table:table-cell/>
          <table:table-cell table:style-name="ce26"/>
          <table:table-cell table:number-columns-repeated="5"/>
        </table:table-row>
        <table:table-row table:style-name="ro1">
          <table:table-cell office:value-type="string" calcext:value-type="string">
            <text:p>For the number format, symbols are used to indicate which digits are optional (#) and which are required (0) and where they are separated, for example: #,##0.## </text:p>
          </table:table-cell>
          <table:table-cell table:number-columns-repeated="8"/>
        </table:table-row>
        <table:table-row table:style-name="ro1">
          <table:table-cell table:style-name="ce24" office:value-type="string" calcext:value-type="string">
            <text:p>Number format</text:p>
          </table:table-cell>
          <table:table-cell office:value-type="string" calcext:value-type="string">
            <text:p>numbers/decimalFormats[@numberSystem="latn"]/decimalFormatLength/decimalFormat/pattern</text:p>
          </table:table-cell>
          <table:table-cell/>
          <table:table-cell table:style-name="ce26"/>
          <table:table-cell table:number-columns-repeated="5"/>
        </table:table-row>
        <table:table-row table:style-name="ro1">
          <table:table-cell table:style-name="ce24"/>
          <table:table-cell table:number-columns-repeated="2"/>
          <table:table-cell table:style-name="ce24"/>
          <table:table-cell table:number-columns-repeated="5"/>
        </table:table-row>
        <table:table-row table:style-name="ro1">
          <table:table-cell table:style-name="ce25" office:value-type="string" calcext:value-type="string">
            <text:p>The following two items are choices a computer gives to a Yes/No question. They need to be short and general.</text:p>
          </table:table-cell>
          <table:table-cell table:number-columns-repeated="2"/>
          <table:table-cell table:style-name="ce24"/>
          <table:table-cell table:number-columns-repeated="5"/>
        </table:table-row>
        <table:table-row table:style-name="ro1">
          <table:table-cell table:style-name="ce24" office:value-type="string" calcext:value-type="string">
            <text:p>“Yes”</text:p>
          </table:table-cell>
          <table:table-cell office:value-type="string" calcext:value-type="string">
            <text:p>posix/messages/yesstr</text:p>
          </table:table-cell>
          <table:table-cell/>
          <table:table-cell table:style-name="ce26"/>
          <table:table-cell table:number-columns-repeated="5"/>
        </table:table-row>
        <table:table-row table:style-name="ro1">
          <table:table-cell table:style-name="ce24" office:value-type="string" calcext:value-type="string">
            <text:p>“No”</text:p>
          </table:table-cell>
          <table:table-cell office:value-type="string" calcext:value-type="string">
            <text:p>posix/messages/nostr</text:p>
          </table:table-cell>
          <table:table-cell/>
          <table:table-cell table:style-name="ce26"/>
          <table:table-cell table:number-columns-repeated="5"/>
        </table:table-row>
        <table:table-row table:style-name="ro1">
          <table:table-cell table:style-name="ce25"/>
          <table:table-cell table:number-columns-repeated="8"/>
        </table:table-row>
        <table:table-row table:style-name="ro1">
          <table:table-cell table:style-name="ce25" office:value-type="string" calcext:value-type="string">
            <text:p>What numbering system is used with the language? The answer will be a script code, most likely "latn" or "arab".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There is also provision for specifying another numbering system script code for several categories. If not needed, leave these fields blank.</text:p>
          </table:table-cell>
          <table:table-cell table:number-columns-repeated="8"/>
        </table:table-row>
        <table:table-row table:style-name="ro1">
          <table:table-cell table:style-name="ce24" office:value-type="string" calcext:value-type="string">
            <text:p>Default Numbering System</text:p>
          </table:table-cell>
          <table:table-cell office:value-type="string" calcext:value-type="string">
            <text:p>numbers/defaultNumberingSystem</text:p>
          </table:table-cell>
          <table:table-cell/>
          <table:table-cell table:style-name="ce26"/>
          <table:table-cell table:number-columns-repeated="5"/>
        </table:table-row>
        <table:table-row table:style-name="ro1">
          <table:table-cell table:style-name="ce24" office:value-type="string" calcext:value-type="string">
            <text:p>Numbering systems</text:p>
          </table:table-cell>
          <table:table-cell office:value-type="string" calcext:value-type="string">
            <text:p>table1d(numbers/otherNumberingSystems/$row)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ative</text:p>
          </table:table-cell>
          <table:table-cell table:style-name="ce26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traditional</text:p>
          </table:table-cell>
          <table:table-cell table:style-name="ce26"/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finance</text:p>
          </table:table-cell>
          <table:table-cell table:style-name="ce26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section concerns how to convert numbers to phrases in the language. Use "0" to indicate each digit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example, for the "long" column, "00 thousand" for "10000" means "56000" will show up as "56 thousand"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or the "short" column, "00 K" for "10000" means "56000" will show up as <text:s/>"56 K".</text:p>
          </table:table-cell>
          <table:table-cell table:number-columns-repeated="8"/>
        </table:table-row>
        <table:table-row table:style-name="ro1">
          <table:table-cell table:style-name="ce24" office:value-type="string" calcext:value-type="string">
            <text:p>Decimal Formats – singular</text:p>
          </table:table-cell>
          <table:table-cell office:value-type="string" calcext:value-type="string">
            <text:p>table2d(numbers/decimalFormats[@numberSystem="latn"]/decimalFormatLength[@type="$col"]/decimalFormat/pattern[@count="one"][@type="$row"])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" calcext:value-type="float">
            <text:p>1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" calcext:value-type="float">
            <text:p>1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" calcext:value-type="float">
            <text:p>1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0" calcext:value-type="float">
            <text:p>10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00" calcext:value-type="float">
            <text:p>100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000" calcext:value-type="float">
            <text:p>1000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f the form of the number doesn't change in the plural, this set may end up being identical to the ones above.</text:p>
          </table:table-cell>
          <table:table-cell table:number-columns-repeated="8"/>
        </table:table-row>
        <table:table-row table:style-name="ro1">
          <table:table-cell table:style-name="ce24" office:value-type="string" calcext:value-type="string">
            <text:p>Decimal Formats – plural</text:p>
          </table:table-cell>
          <table:table-cell office:value-type="string" calcext:value-type="string">
            <text:p>table2d(numbers/decimalFormats[@numberSystem="latn"]/decimalFormatLength[@type="$col"]/decimalFormat/pattern[@count="other"][@type="$row"])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" calcext:value-type="float">
            <text:p>1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" calcext:value-type="float">
            <text:p>1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" calcext:value-type="float">
            <text:p>1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0" calcext:value-type="float">
            <text:p>10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00" calcext:value-type="float">
            <text:p>100000000</text:p>
          </table:table-cell>
          <table:table-cell table:style-name="ce26" table:number-columns-repeated="2"/>
          <table:table-cell table:number-columns-repeated="4"/>
        </table:table-row>
        <table:table-row table:style-name="ro1">
          <table:table-cell/>
          <table:table-cell table:number-columns-repeated="2" office:value-type="float" office:value="1000000000" calcext:value-type="float">
            <text:p>1000000000</text:p>
          </table:table-cell>
          <table:table-cell table:style-name="ce26" table:number-columns-repeated="2"/>
          <table:table-cell table:number-columns-repeated="4"/>
        </table:table-row>
      </table:table>
      <table:table table:name="Minimal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example, if the script used is "Latn", how would you say "Latin" (as in "Latin script") in the language?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Provide a translation of the name of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formula="of:=CONCATENATE(&quot;the script used for this language: &quot;;[$Core.D14])" office:value-type="string" office:string-value="the script used for this language: " calcext:value-type="string">
            <text:p>the script used for this language: </text:p>
          </table:table-cell>
          <table:table-cell table:formula="of:=CONCATENATE(&quot;localeDisplayNames/scripts/script[@type=&quot;&quot;&quot;;[$Core.D13];&quot;&quot;&quot;]&quot;)" office:value-type="string" office:string-value="localeDisplayNames/scripts/script[@type=&quot;&quot;]" calcext:value-type="string">
            <text:p>localeDisplayNames/scripts/script[@type=""]</text:p>
          </table:table-cell>
          <table:table-cell table:number-columns-repeated="7"/>
        </table:table-row>
        <table:table-row table:style-name="ro1">
          <table:table-cell table:formula="of:=CONCATENATE(&quot;the local region: &quot;;[$Core.D16])" office:value-type="string" office:string-value="the local region: " calcext:value-type="string">
            <text:p>the local region: </text:p>
          </table:table-cell>
          <table:table-cell table:formula="of:=CONCATENATE(&quot;localeDisplayNames/territories/territory[@type=&quot;&quot;&quot;;[$Core.D15];&quot;&quot;&quot;]&quot;)" office:value-type="string" office:string-value="localeDisplayNames/territories/territory[@type=&quot;&quot;]" calcext:value-type="string">
            <text:p>localeDisplayNames/territories/territory[@type=""]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Translate the following term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ndefined language</text:p>
          </table:table-cell>
          <table:table-cell office:value-type="string" calcext:value-type="string">
            <text:p>localeDisplayNames/languages/language[@type="und"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written script</text:p>
          </table:table-cell>
          <table:table-cell office:value-type="string" calcext:value-type="string">
            <text:p>localeDisplayNames/scripts/script[@type="Zxxx"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encoded script</text:p>
          </table:table-cell>
          <table:table-cell office:value-type="string" calcext:value-type="string">
            <text:p>localeDisplayNames/scripts/script[@type="Zzzz"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efined region</text:p>
          </table:table-cell>
          <table:table-cell office:value-type="string" calcext:value-type="string">
            <text:p>localeDisplayNames/territories/territory[@type="ZZ"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gorian calendar</text:p>
          </table:table-cell>
          <table:table-cell office:value-type="string" calcext:value-type="string">
            <text:p>localeDisplayNames/types/type[@key="calendar"][@type="gregorian"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ard currency format</text:p>
          </table:table-cell>
          <table:table-cell office:value-type="string" calcext:value-type="string">
            <text:p>localeDisplayNames/types/type[@key="cf"][@type="standard"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ndard sort order</text:p>
          </table:table-cell>
          <table:table-cell office:value-type="string" calcext:value-type="string">
            <text:p>localeDisplayNames/types/type[@key="collation"][@type="standard"]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52" office:value-type="string" calcext:value-type="string">
            <text:p>Language name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ranslate the following language name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Language names</text:p>
          </table:table-cell>
          <table:table-cell office:value-type="string" calcext:value-type="string">
            <text:p>table1d(localeDisplayNames/languages/language[@type="$row"])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Span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_AT</text:p>
          </table:table-cell>
          <table:table-cell office:value-type="string" calcext:value-type="string">
            <text:p>Austrian Germ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_CH</text:p>
          </table:table-cell>
          <table:table-cell office:value-type="string" calcext:value-type="string">
            <text:p>Swiss Germ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_AU</text:p>
          </table:table-cell>
          <table:table-cell office:value-type="string" calcext:value-type="string">
            <text:p>Australian Engl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_CA</text:p>
          </table:table-cell>
          <table:table-cell office:value-type="string" calcext:value-type="string">
            <text:p>Canadian Engl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_GB</text:p>
          </table:table-cell>
          <table:table-cell office:value-type="string" calcext:value-type="string">
            <text:p>British Engl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_US</text:p>
          </table:table-cell>
          <table:table-cell office:value-type="string" calcext:value-type="string">
            <text:p>American Engl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_ES</text:p>
          </table:table-cell>
          <table:table-cell office:value-type="string" calcext:value-type="string">
            <text:p>Spanish (Spain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_419</text:p>
          </table:table-cell>
          <table:table-cell office:value-type="string" calcext:value-type="string">
            <text:p>South American Span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_MX</text:p>
          </table:table-cell>
          <table:table-cell office:value-type="string" calcext:value-type="string">
            <text:p>Mexican Span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_CA</text:p>
          </table:table-cell>
          <table:table-cell office:value-type="string" calcext:value-type="string">
            <text:p>Canadian Fren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_CH</text:p>
          </table:table-cell>
          <table:table-cell office:value-type="string" calcext:value-type="string">
            <text:p>Swiss Fren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t_BR</text:p>
          </table:table-cell>
          <table:table-cell office:value-type="string" calcext:value-type="string">
            <text:p>Brazilian Portugue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t_PT</text:p>
          </table:table-cell>
          <table:table-cell office:value-type="string" calcext:value-type="string">
            <text:p>European Portugue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h_Hans</text:p>
          </table:table-cell>
          <table:table-cell office:value-type="string" calcext:value-type="string">
            <text:p>Simplified Chine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h_Hant</text:p>
          </table:table-cell>
          <table:table-cell office:value-type="string" calcext:value-type="string">
            <text:p>Traditional Chines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52" office:value-type="string" calcext:value-type="string">
            <text:p>Script name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ranslate the following script name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ripts</text:p>
          </table:table-cell>
          <table:table-cell office:value-type="string" calcext:value-type="string">
            <text:p>table1d(localeDisplayNames/scripts/script[@type="$row"])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Latn</text:p>
          </table:table-cell>
          <table:table-cell office:value-type="string" calcext:value-type="string">
            <text:p>Lat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ns</text:p>
          </table:table-cell>
          <table:table-cell office:value-type="string" calcext:value-type="string">
            <text:p>Han (simplified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nt</text:p>
          </table:table-cell>
          <table:table-cell office:value-type="string" calcext:value-type="string">
            <text:p>Han (traditional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rl</text:p>
          </table:table-cell>
          <table:table-cell office:value-type="string" calcext:value-type="string">
            <text:p>Cyrill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ab</text:p>
          </table:table-cell>
          <table:table-cell office:value-type="string" calcext:value-type="string">
            <text:p>Arabi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52" office:value-type="string" calcext:value-type="string">
            <text:p>Region name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ranslate the following names of countries and region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gions</text:p>
          </table:table-cell>
          <table:table-cell office:value-type="string" calcext:value-type="string">
            <text:p>table1d(localeDisplayNames/territories/territory[@type="$row"])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52" office:value-type="string" calcext:value-type="string">
            <text:p>Calendars<text:span text:style-name="T1">:</text:span>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There are many different calendar systems in the world. Give priority to those relevant to the context where this language is used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Provide a translation in column D for the name of the calendar system in column C. (Or leave blank if information is lacking.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For example, the French LDML file has “calendrier bouddhiste” for the “Buddhist Calendar” entry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/>
          <table:table-cell office:value-type="string" calcext:value-type="string">
            <text:p>table1d(localeDisplayNames/types/type[@key="calendar"][@type="$row"])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53"/>
          <table:table-cell office:value-type="string" calcext:value-type="string">
            <text:p>buddhist</text:p>
          </table:table-cell>
          <table:table-cell office:value-type="string" calcext:value-type="string">
            <text:p>Buddhist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chinese</text:p>
          </table:table-cell>
          <table:table-cell office:value-type="string" calcext:value-type="string">
            <text:p>Chinese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coptic</text:p>
          </table:table-cell>
          <table:table-cell office:value-type="string" calcext:value-type="string">
            <text:p>Coptic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dangi</text:p>
          </table:table-cell>
          <table:table-cell office:value-type="string" calcext:value-type="string">
            <text:p>Dangi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ethiopic</text:p>
          </table:table-cell>
          <table:table-cell office:value-type="string" calcext:value-type="string">
            <text:p>Ethiopic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ethiopic-amete-alem</text:p>
          </table:table-cell>
          <table:table-cell office:value-type="string" calcext:value-type="string">
            <text:p>Ethiopic Amete Alem Calendar</text:p>
          </table:table-cell>
          <table:table-cell table:number-columns-repeated="6"/>
        </table:table-row>
        <table:table-row table:style-name="ro1">
          <table:table-cell table:style-name="ce54" office:value-type="string" calcext:value-type="string">
            <text:p>(already listed above)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Gregorian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hebrew</text:p>
          </table:table-cell>
          <table:table-cell office:value-type="string" calcext:value-type="string">
            <text:p>Hebrew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ndian</text:p>
          </table:table-cell>
          <table:table-cell office:value-type="string" calcext:value-type="string">
            <text:p>Indian National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slamic</text:p>
          </table:table-cell>
          <table:table-cell office:value-type="string" calcext:value-type="string">
            <text:p>Islamic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slamic-civil</text:p>
          </table:table-cell>
          <table:table-cell office:value-type="string" calcext:value-type="string">
            <text:p>Islamic Calendar (tabular, civil epoch)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slamic-rgsa</text:p>
          </table:table-cell>
          <table:table-cell office:value-type="string" calcext:value-type="string">
            <text:p>Islamic Calendar (Saudi Arabia, sighting)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slamic-tbla</text:p>
          </table:table-cell>
          <table:table-cell office:value-type="string" calcext:value-type="string">
            <text:p>Islamic Calendar (tabular, astronomical epoch)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slamic-umalqura</text:p>
          </table:table-cell>
          <table:table-cell office:value-type="string" calcext:value-type="string">
            <text:p>Islamic Calendar (Umm al-Qura)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iso8601</text:p>
          </table:table-cell>
          <table:table-cell office:value-type="string" calcext:value-type="string">
            <text:p>ISO-8601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japanese</text:p>
          </table:table-cell>
          <table:table-cell office:value-type="string" calcext:value-type="string">
            <text:p>Japanese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persian</text:p>
          </table:table-cell>
          <table:table-cell office:value-type="string" calcext:value-type="string">
            <text:p>Persian Calendar</text:p>
          </table:table-cell>
          <table:table-cell table:number-columns-repeated="6"/>
        </table:table-row>
        <table:table-row table:style-name="ro1">
          <table:table-cell table:style-name="ce53"/>
          <table:table-cell office:value-type="string" calcext:value-type="string">
            <text:p>roc</text:p>
          </table:table-cell>
          <table:table-cell office:value-type="string" calcext:value-type="string">
            <text:p>Minguo Calendar</text:p>
          </table:table-cell>
          <table:table-cell table:number-columns-repeated="6"/>
        </table:table-row>
        <table:table-row table:style-name="ro1">
          <table:table-cell table:style-name="ce53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Number system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There are many (80+) different numbering systems in the world. Only a few are listed here. Give priority to those relevant to the context where this language is used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Provide a translation in column D for the name of the number system in column C. (Or leave blank if information is lacking.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For example, the French LDML file has “chiffres arabes” for the “Arabic-Indic Digits” entry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1d(localeDisplayNames/types/type[@key="numbers"][@type="$row"])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arab</text:p>
          </table:table-cell>
          <table:table-cell office:value-type="string" calcext:value-type="string">
            <text:p>Arabic-Indic Digi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rl</text:p>
          </table:table-cell>
          <table:table-cell office:value-type="string" calcext:value-type="string">
            <text:p>Cyrillic Numera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va</text:p>
          </table:table-cell>
          <table:table-cell office:value-type="string" calcext:value-type="string">
            <text:p>Devanagari Digi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tn</text:p>
          </table:table-cell>
          <table:table-cell office:value-type="string" calcext:value-type="string">
            <text:p>Western Digits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Sort Order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If this language sorts text in a different order than the default, here's where to specify the change in order. 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The syntax here is "ICU rules". (This is what is used in Flex, Writing Systems Properties, Sorting tab, Sort Method: Custom ICU rules.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1d(collations/collation[@type="$row"]/cr)</text:p>
          </table:table-cell>
          <table:table-cell office:value-type="string" calcext:value-type="string">
            <text:p>Sort order types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4"/>
          <table:table-cell office:value-type="string" calcext:value-type="string">
            <text:p>standard</text:p>
          </table:table-cell>
          <table:table-cell office:value-type="string" calcext:value-type="string">
            <text:p>Standard Sort Order</text:p>
          </table:table-cell>
          <table:table-cell table:number-columns-repeated="6"/>
        </table:table-row>
        <table:table-row table:style-name="ro1" table:number-rows-repeated="2">
          <table:table-cell table:style-name="ce24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Currency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The first code (XXX) is a special case, used when the currency is not known. 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The description in Column A is optional, for example "United States Dollar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Column C has the currency code, for example "USD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The following columns (D-G) are what this language would use when talking about this currency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Column D has the full name that would be used, for example the equivalent of "US dollar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Column E has the currency symbol (perhaps with a country abbreviation), for example "$" or "US$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Column F has the narrowest possible abbreviation of the currency symbol, for example "$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Column G would only be used if there is an alternative way of noting the currency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2dx(numbers/currencies/currency[@type="$row"]/displayName,numbers/currencies/currency[@type="$row"]/symbol,numbers/currencies/currency[@type="$row"]/symbol[@alt="narrow"],numbers/currencies/currency[@type="$row"]/symbol[@alt="variant"])</text:p>
          </table:table-cell>
          <table:table-cell office:value-type="string" calcext:value-type="string">
            <text:p>Currency code</text:p>
          </table:table-cell>
          <table:table-cell table:style-name="Default" office:value-type="string" calcext:value-type="string">
            <text:p>Display Name</text:p>
          </table:table-cell>
          <table:table-cell office:value-type="string" calcext:value-type="string">
            <text:p>Normal Symbol</text:p>
          </table:table-cell>
          <table:table-cell office:value-type="string" calcext:value-type="string">
            <text:p>Narrow Symbol</text:p>
          </table:table-cell>
          <table:table-cell office:value-type="string" calcext:value-type="string">
            <text:p>Variant Symbol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unknown currency</text:p>
          </table:table-cell>
          <table:table-cell/>
          <table:table-cell table:style-name="ce26" office:value-type="string" calcext:value-type="string">
            <text:p>XXX</text:p>
          </table:table-cell>
          <table:table-cell/>
          <table:table-cell table:style-name="ce26"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US Dollar</text:p>
          </table:table-cell>
          <table:table-cell/>
          <table:table-cell table:style-name="ce26" office:value-type="string" calcext:value-type="string">
            <text:p>USD</text:p>
          </table:table-cell>
          <table:table-cell/>
          <table:table-cell table:style-name="ce26" table:number-columns-repeated="3"/>
          <table:table-cell table:number-columns-repeated="2"/>
        </table:table-row>
        <table:table-row table:style-name="ro1">
          <table:table-cell table:style-name="ce25"/>
          <table:table-cell/>
          <table:table-cell table:style-name="ce26"/>
          <table:table-cell/>
          <table:table-cell table:style-name="ce26" table:number-columns-repeated="3"/>
          <table:table-cell table:number-columns-repeated="2"/>
        </table:table-row>
        <table:table-row table:style-name="ro1">
          <table:table-cell table:style-name="ce25" office:value-type="string" calcext:value-type="string">
            <text:p>(Make copies of the row above this one to add additional currency codes and information, for example add the currency of the country where this language is spoken.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Insert currency code (GBP, USD, etc.) in column C and fill in information for remaining columns.]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Number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Enter the symbols in columns D through H that are used with the script code in column C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For example, English would use “.” for the Decimal symbol, whereas French would use “,”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For details, see <text:a xlink:href="http://cldr.unicode.org/translation/numbers-currency/number-symbols" xlink:type="simple">http://cldr.unicode.org/translation/numbers-currency/number-symbols</text:a>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style-name="ce53"/>
          <table:table-cell table:style-name="ce55" office:value-type="string" calcext:value-type="string">
            <text:p>table2dx(numbers/symbols[@numberSystem="$row"]/decimal,numbers/symbols[@numberSystem="$row"]/group,numbers/symbols[@numberSystem="$row"]/plusSign,numbers/symbols[@numberSystem="$row"]/minusSign,numbers/symbols[@numberSystem="$row"]/percentSign)</text:p>
          </table:table-cell>
          <table:table-cell office:value-type="string" calcext:value-type="string">
            <text:p>Script</text:p>
          </table:table-cell>
          <table:table-cell table:style-name="Default" office:value-type="string" calcext:value-type="string">
            <text:p>Decimal symbol</text:p>
          </table:table-cell>
          <table:table-cell office:value-type="string" calcext:value-type="string">
            <text:p>1000s symbol</text:p>
          </table:table-cell>
          <table:table-cell office:value-type="string" calcext:value-type="string">
            <text:p>Plus sign</text:p>
          </table:table-cell>
          <table:table-cell office:value-type="string" calcext:value-type="string">
            <text:p>Minus sign</text:p>
          </table:table-cell>
          <table:table-cell office:value-type="string" calcext:value-type="string">
            <text:p>Percent sign</text:p>
          </table:table-cell>
          <table:table-cell/>
        </table:table-row>
        <table:table-row table:style-name="ro1">
          <table:table-cell table:number-columns-repeated="2"/>
          <table:table-cell table:style-name="ce26" office:value-type="string" calcext:value-type="string">
            <text:p>latn</text:p>
          </table:table-cell>
          <table:table-cell/>
          <table:table-cell table:style-name="ce26" table:number-columns-repeated="4"/>
          <table:table-cell/>
        </table:table-row>
        <table:table-row table:style-name="ro1">
          <table:table-cell table:number-columns-repeated="2"/>
          <table:table-cell table:style-name="ce26"/>
          <table:table-cell/>
          <table:table-cell table:style-name="ce26" table:number-columns-repeated="4"/>
          <table:table-cell/>
        </table:table-row>
        <table:table-row table:style-name="ro1">
          <table:table-cell office:value-type="string" calcext:value-type="string">
            <text:p>(Make copies of the row above this one to add additional scripts for number systems used in this language area)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more details on the following number patterns, see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ttp://cldr.unicode.org/translation/numbers-currency/number-patterns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f a negative number is not formed by putting a minus sign (as defined above) before the number, you can specify two formats separted by ;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example <text:s/>#,##0.###;( #,##0.###) where parentheses indicate a negative number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Decimal Format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Decimal Format, you can change how the numbers are grouped by changing the position of the comma. 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on’t change any of the symbols in the pattern (. , 0 #). If digits are grouped by threes, don’t make any changes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/decimalFormats[@numberSystem="latn"]/decimalFormatLength/decimalFormat/pattern</text:p>
          </table:table-cell>
          <table:table-cell/>
          <table:table-cell office:value-type="string" calcext:value-type="string">
            <text:p><text:s/>#,##0.###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Scientific Format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Scientific Format, you can change the position of the exponent information by moving the “E0”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/scientificFormats[@numberSystem="latn"]/scientificFormatLength/scientificFormat/pattern</text:p>
          </table:table-cell>
          <table:table-cell/>
          <table:table-cell office:value-type="string" calcext:value-type="string">
            <text:p>#E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Currency Format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25" office:value-type="string" calcext:value-type="string">
            <text:p>For Currency Format, you can change the position of the currency symbol by moving the “¤”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/currencyFormats[@numberSystem="latn"]/currencyFormatLength/currencyFormat/pattern</text:p>
          </table:table-cell>
          <table:table-cell/>
          <table:table-cell office:value-type="string" calcext:value-type="string">
            <text:p>#,##0.00 ¤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0"/>
          <table:table-cell table:number-columns-repeated="5"/>
        </table:table-row>
        <table:table-row table:style-name="ro1">
          <table:table-cell table:style-name="ce24" office:value-type="string" calcext:value-type="string">
            <text:p>Percent Format:</text:p>
          </table:table-cell>
          <table:table-cell table:number-columns-repeated="2"/>
          <table:table-cell table:style-name="ce60"/>
          <table:table-cell table:number-columns-repeated="5"/>
        </table:table-row>
        <table:table-row table:style-name="ro1">
          <table:table-cell table:style-name="ce25" office:value-type="string" calcext:value-type="string">
            <text:p>For Percent Format, you can change the position of the percent symbol by moving the “%”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/percentFormats[@numberSystem="latn"]/percentFormatLength/percentFormat/pattern</text:p>
          </table:table-cell>
          <table:table-cell/>
          <table:table-cell office:value-type="string" calcext:value-type="string">
            <text:p>#,##0% 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Date Time Format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hese entries combine the time (represented by {0}) and date (represented by {1}) information entered on a previous tab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he “short” form will likely be just the date and time with a space between them ({1} {0}), but other forms might include other words in the language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example, English uses “{1} ‘at’ {0}” for full and long, and “{1}, {0}” for medium and short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r more details, see cldr.unicode.org/translation/date-time-1/date-time-patterns , under "Date-Time Combined Formats" heading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5" office:value-type="string" calcext:value-type="string">
            <text:p>table1d(dates/calendars/calendar[@type="gregorian"]/dateTimeFormats/dateTimeFormatLength[@type="$row"]/dateTimeFormat[@type="standard"]/pattern[@type="standard"])</text:p>
          </table:table-cell>
          <table:table-cell table:style-name="ce25" table:number-columns-repeated="3"/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full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long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medium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shor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52" office:value-type="string" calcext:value-type="string">
            <text:p>Date/Time Interval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4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2" office:value-type="string" calcext:value-type="string">
            <text:p>Time Zones: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Enter a translation for each time zone indicated. For example, the French for "Amazon" uses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53" office:value-type="string" calcext:value-type="string">
            <text:p>standard: "heure normale de l’Amazonie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ylight: "heure d’été de l’Amazonie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eneric: "heure de l’Amazonie"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te that some time zones only have a “standard” entry (and nothing for “daylight” or “generic”) because they do not change seasonally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Only enter a translation where there is a background color in the cell.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able2dr(dates/timeZoneNames/metazone[@type="$row"]/long/$col)</text:p>
          </table:table-cell>
          <table:table-cell/>
          <table:table-cell table:style-name="Default" office:value-type="string" calcext:value-type="string">
            <text:p>standard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generic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rgentina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rgentina_Western</text:p>
          </table:table-cell>
          <table:table-cell office:value-type="string" calcext:value-type="string">
            <text:p>Argentina, We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mazo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rasilia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oronha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ewfoundland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merica_Eastern</text:p>
          </table:table-cell>
          <table:table-cell office:value-type="string" calcext:value-type="string">
            <text:p>America, Ea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merica_Central</text:p>
          </table:table-cell>
          <table:table-cell office:value-type="string" calcext:value-type="string">
            <text:p>America, Central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merica_Mountain</text:p>
          </table:table-cell>
          <table:table-cell office:value-type="string" calcext:value-type="string">
            <text:p>America, Mountai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merica_Pacific</text:p>
          </table:table-cell>
          <table:table-cell office:value-type="string" calcext:value-type="string">
            <text:p>America, Pacific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laska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Hawaii_Aleutian</text:p>
          </table:table-cell>
          <table:table-cell office:value-type="string" calcext:value-type="string">
            <text:p>Hawaii / Aleutia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xico_Northwest</text:p>
          </table:table-cell>
          <table:table-cell office:value-type="string" calcext:value-type="string">
            <text:p>Mexico, Northwest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xico_Pacific</text:p>
          </table:table-cell>
          <table:table-cell office:value-type="string" calcext:value-type="string">
            <text:p>Mexico, Pacific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alia_Central</text:p>
          </table:table-cell>
          <table:table-cell office:value-type="string" calcext:value-type="string">
            <text:p>Australia, Central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alia_CentralWestern</text:p>
          </table:table-cell>
          <table:table-cell office:value-type="string" calcext:value-type="string">
            <text:p>Australia, CentralWe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alia_Eastern</text:p>
          </table:table-cell>
          <table:table-cell office:value-type="string" calcext:value-type="string">
            <text:p>Australia, Ea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alia_Western</text:p>
          </table:table-cell>
          <table:table-cell office:value-type="string" calcext:value-type="string">
            <text:p>Australia, We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ustralia_Lord_Howe</text:p>
          </table:table-cell>
          <table:table-cell office:value-type="string" calcext:value-type="string">
            <text:p>Australia, Lord Howe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agada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ladivostok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Yakutsk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rkutsk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Krasnoyarsk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ovosibirsk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Omsk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Yekaterinburg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oscow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urope_Eastern</text:p>
          </table:table-cell>
          <table:table-cell office:value-type="string" calcext:value-type="string">
            <text:p>Europe, Ea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urope_Central</text:p>
          </table:table-cell>
          <table:table-cell office:value-type="string" calcext:value-type="string">
            <text:p>Europe, Central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Europe_Western</text:p>
          </table:table-cell>
          <table:table-cell office:value-type="string" calcext:value-type="string">
            <text:p>Europe, Western</text:p>
          </table:table-cell>
          <table:table-cell/>
          <table:table-cell table:style-name="ce26" table:number-columns-repeated="2"/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acquari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onesia_Central</text:p>
          </table:table-cell>
          <table:table-cell office:value-type="string" calcext:value-type="string">
            <text:p>Indonesia, Centr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onesia_Eastern</text:p>
          </table:table-cell>
          <table:table-cell office:value-type="string" calcext:value-type="string">
            <text:p>Indonesia, Easter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donesia_Western</text:p>
          </table:table-cell>
          <table:table-cell office:value-type="string" calcext:value-type="string">
            <text:p>Indonesia, Wester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zakhstan_Eastern</text:p>
          </table:table-cell>
          <table:table-cell office:value-type="string" calcext:value-type="string">
            <text:p>Kazakhstan, Easter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azakhstan_Western</text:p>
          </table:table-cell>
          <table:table-cell office:value-type="string" calcext:value-type="string">
            <text:p>Kazakhstan, Wester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urope_Further_Eastern</text:p>
          </table:table-cell>
          <table:table-cell office:value-type="string" calcext:value-type="string">
            <text:p>Europe, Further Eastern</text:p>
          </table:table-cell>
          <table:table-cell table:number-columns-repeated="6"/>
        </table:table-row>
      </table:table>
      <table:table table:name="Basic" table:style-name="ta1"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me specific languages (German, French, etc.), scripts (Latin, Arabic, etc.) and regions (Brazil, China, etc.) were translated previously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following are for cases where the item doesn't have its own translation and a general "Language: {0}" (where "{0}" is replaced by the language name) is use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 Patterns</text:p>
          </table:table-cell>
          <table:table-cell office:value-type="string" calcext:value-type="string">
            <text:p>table1d(localeDisplayNames/codePatterns/codePattern[@type="$row"]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Language: {0}</text:p>
          </table:table-cell>
          <table:table-cell table:style-name="ce26"/>
          <table:table-cell table:number-columns-repeated="5"/>
        </table:table-row>
        <table:table-row table:style-name="ro1">
          <table:table-cell/>
          <table:table-cell office:value-type="string" calcext:value-type="string">
            <text:p>script</text:p>
          </table:table-cell>
          <table:table-cell office:value-type="string" calcext:value-type="string">
            <text:p>Script: {0}</text:p>
          </table:table-cell>
          <table:table-cell table:style-name="ce26"/>
          <table:table-cell table:number-columns-repeated="5"/>
        </table:table-row>
        <table:table-row table:style-name="ro1">
          <table:table-cell/>
          <table:table-cell office:value-type="string" calcext:value-type="string">
            <text:p>territory</text:p>
          </table:table-cell>
          <table:table-cell office:value-type="string" calcext:value-type="string">
            <text:p>Region: {0}</text:p>
          </table:table-cell>
          <table:table-cell table:style-name="ce26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style-name="ce40" office:value-type="string" calcext:value-type="string">
            <text:p>How do other languages in the region or around the world write the name of this language?</text:p>
          </table:table-cell>
          <table:table-cell table:style-name="ce48" table:number-columns-repeated="3"/>
          <table:table-cell table:number-columns-repeated="5"/>
        </table:table-row>
        <table:table-row table:style-name="ro3">
          <table:table-cell table:style-name="ce41" office:value-type="string" calcext:value-type="string">
            <text:p>(English "en" already listed on Core tab)</text:p>
          </table:table-cell>
          <table:table-cell table:style-name="ce48" table:number-columns-repeated="3"/>
          <table:table-cell table:number-columns-repeated="5"/>
        </table:table-row>
        <table:table-row table:style-name="ro3">
          <table:table-cell table:style-name="ce41" office:value-type="string" calcext:value-type="string">
            <text:p>Make a copy of the empty row</text:p>
          </table:table-cell>
          <table:table-cell table:style-name="ce48" table:number-columns-repeated="3"/>
          <table:table-cell table:number-columns-repeated="5"/>
        </table:table-row>
        <table:table-row table:style-name="ro3">
          <table:table-cell table:style-name="ce42" table:formula="of:=CONCATENATE(&quot;Add the ISO-639 language code in column C and the name of &lt;&quot;;[$Core.D15];&quot;&gt; in that language in column D&quot;)" office:value-type="string" office:string-value="Add the ISO-639 language code in column C and the name of &lt;&gt; in that language in column D" calcext:value-type="string">
            <text:p>Add the ISO-639 language code in column C and the name of &lt;&gt; in that language in column D</text:p>
          </table:table-cell>
          <table:table-cell table:style-name="ce48" table:number-columns-repeated="3"/>
          <table:table-cell table:number-columns-repeated="5"/>
        </table:table-row>
        <table:table-row table:style-name="ro3">
          <table:table-cell table:style-name="ce40" office:value-type="string" calcext:value-type="string">
            <text:p>Name of this language in other languages</text:p>
          </table:table-cell>
          <table:table-cell table:style-name="ce48" office:value-type="string" calcext:value-type="string">
            <text:p>table2dx(localeDisplayNames/special/sil:names/sil:name[@xml:lang="$row"])</text:p>
          </table:table-cell>
          <table:table-cell table:style-name="ce48" table:number-columns-repeated="2"/>
          <table:table-cell table:number-columns-repeated="5"/>
        </table:table-row>
        <table:table-row table:style-name="ro3">
          <table:table-cell table:style-name="ce48" table:number-columns-repeated="3"/>
          <table:table-cell table:style-name="ce49"/>
          <table:table-cell table:number-columns-repeated="5"/>
        </table:table-row>
        <table:table-row table:style-name="ro3">
          <table:table-cell table:style-name="ce41" office:value-type="string" calcext:value-type="string">
            <text:p>(Make copies of the row above this one to add entries)</text:p>
          </table:table-cell>
          <table:table-cell table:style-name="ce48" table:number-columns-repeated="3"/>
          <table:table-cell table:number-columns-repeated="5"/>
        </table:table-row>
      </table:table>
      <table:table table:name="Notes" table:style-name="ta1">
        <table:table-column table:style-name="co3" table:default-cell-style-name="Default"/>
        <table:table-row table:style-name="ro1">
          <table:table-cell/>
        </table:table-row>
      </table:table>
      <table:table table:name="Design notes" table:style-name="ta1"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26" office:value-type="string" calcext:value-type="string">
            <text:p>Entry cell colour is light lime 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lumn B is normally hidden. It may contain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path for the value in Column D</text:p>
          </table:table-cell>
          <table:table-cell office:value-type="string" calcext:value-type="string">
            <text:p>identity/language[@script]</text:p>
          </table:table-cell>
          <table:table-cell/>
          <table:table-cell office:value-type="string" calcext:value-type="string">
            <text:p>Lat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ues in col C can be comments and are ignor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1d(xpath_containing_$row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ample: see auxiliary, index, punctuation exemplars</text:p>
          </table:table-cell>
          <table:table-cell office:value-type="string" calcext:value-type="string">
            <text:p>table1d(characters/exemplarCharacters[@type=$row]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ues in Col B (hidden) are substituted for $row</text:p>
          </table:table-cell>
          <table:table-cell table:number-columns-repeated="2" office:value-type="string" calcext:value-type="string">
            <text:p>auxiliary</text:p>
          </table:table-cell>
          <table:table-cell office:value-type="string" calcext:value-type="string">
            <text:p>[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 get xpath for data in Col D</text:p>
          </table:table-cell>
          <table:table-cell table:number-columns-repeated="2" office:value-type="string" calcext:value-type="string">
            <text:p>index</text:p>
          </table:table-cell>
          <table:table-cell office:value-type="string" calcext:value-type="string">
            <text:p>[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ues in col C can be comments and are ignored</text:p>
          </table:table-cell>
          <table:table-cell table:number-columns-repeated="2" office:value-type="string" calcext:value-type="string">
            <text:p>punctuation</text:p>
          </table:table-cell>
          <table:table-cell office:value-type="string" calcext:value-type="string">
            <text:p>[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2d(xpath_containing_$col_and_$row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ample: see days of the week</text:p>
          </table:table-cell>
          <table:table-cell office:value-type="string" calcext:value-type="string">
            <text:p>table2d(dates/calendars/calendar[@type='gregorian']/days/dayContext[@type='format']/dayWidth[@type=$col]/day[@type=$row])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abbrevi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s in Col B (hidden) are substituted for $row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 values in the row with “table2d” starting in Col D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e substituted for $col to get xpath for given cell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ues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ed</text:p>
          </table:table-cell>
          <table:table-cell office:value-type="string" calcext:value-type="string">
            <text:p>Wednes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u</text:p>
          </table:table-cell>
          <table:table-cell office:value-type="string" calcext:value-type="string">
            <text:p>Thurs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at</text:p>
          </table:table-cell>
          <table:table-cell office:value-type="string" calcext:value-type="string">
            <text:p>Saturda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2dr(xpath_containing_$row_and_$col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e as above, but “$row” occurs before “$col”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ample: see time zon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2dx(xpathD,xpathE,xpathF…)</text:p>
          </table:table-cell>
          <table:table-cell office:value-type="string" calcext:value-type="string">
            <text:p>table2dx(numbers/currencies/currency[@type=$row]/displayName,numbers/currencies/currency[@type=$row]/symbol[not(@alt)],numbers/currencies/currency[@type=$row]/symbol[@alt="narrow"],numbers/currencies/currency[@type=$row]/symbol[@alt="variant"])</text:p>
          </table:table-cell>
          <table:table-cell office:value-type="string" calcext:value-type="string">
            <text:p>Currency code</text:p>
          </table:table-cell>
          <table:table-cell office:value-type="string" calcext:value-type="string">
            <text:p>Display Name</text:p>
          </table:table-cell>
          <table:table-cell office:value-type="string" calcext:value-type="string">
            <text:p>Normal Symbol</text:p>
          </table:table-cell>
          <table:table-cell office:value-type="string" calcext:value-type="string">
            <text:p>Narrow Symbol</text:p>
          </table:table-cell>
          <table:table-cell office:value-type="string" calcext:value-type="string">
            <text:p>Variant Symbol</text:p>
          </table:table-cell>
        </table:table-row>
        <table:table-row table:style-name="ro1">
          <table:table-cell office:value-type="string" calcext:value-type="string">
            <text:p>Example: see Currency</text:p>
          </table:table-cell>
          <table:table-cell/>
          <table:table-cell office:value-type="string" calcext:value-type="string">
            <text:p>USD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US$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 office:value-type="string" calcext:value-type="string">
            <text:p>xpath values for Col D and following contain $row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es in Col C are substituted for $row to get xpa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 given cel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7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57" number:language="en" number:country="US">
      <number:text-content/>
      <style:map style:condition="value()&lt;=1.79769313486232E+308" style:apply-style-name="N10157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2:42:33.5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09:46:11.991000000</meta:creation-date>
    <dc:date>2020-09-03T13:20:09.666000000</dc:date>
    <meta:editing-duration>P1DT2H24M53S</meta:editing-duration>
    <meta:editing-cycles>7</meta:editing-cycles>
    <meta:generator>LibreOffice/6.1.0.3$Windows_x86 LibreOffice_project/efb621ed25068d70781dc026f7e9c5187a4decd1</meta:generator>
    <meta:document-statistic meta:table-count="6" meta:cell-count="638" meta:object-count="0"/>
  </office:meta>
</office:document-meta>
</file>